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1abfa" officeooo:paragraph-rsid="0001abfa"/>
    </style:style>
    <style:style style:name="P2" style:family="paragraph" style:parent-style-name="Heading_20_2">
      <style:text-properties officeooo:paragraph-rsid="00002b44"/>
    </style:style>
    <style:style style:name="P3" style:family="paragraph" style:parent-style-name="Heading_20_2">
      <style:text-properties officeooo:rsid="0001cbc4" officeooo:paragraph-rsid="0001cbc4"/>
    </style:style>
    <style:style style:name="P4" style:family="paragraph" style:parent-style-name="Heading_20_2">
      <style:text-properties officeooo:rsid="00029e3d" officeooo:paragraph-rsid="00029e3d"/>
    </style:style>
    <style:style style:name="P5" style:family="paragraph" style:parent-style-name="Heading_20_2">
      <style:text-properties officeooo:rsid="00035454" officeooo:paragraph-rsid="00035454"/>
    </style:style>
    <style:style style:name="P6" style:family="paragraph" style:parent-style-name="Text_20_body">
      <style:text-properties officeooo:rsid="00002b44" officeooo:paragraph-rsid="00002b44"/>
    </style:style>
    <style:style style:name="P7" style:family="paragraph" style:parent-style-name="Text_20_body">
      <style:text-properties officeooo:rsid="0001abfa" officeooo:paragraph-rsid="0001abfa"/>
    </style:style>
    <style:style style:name="P8" style:family="paragraph" style:parent-style-name="Text_20_body">
      <style:text-properties officeooo:rsid="0001cbc4" officeooo:paragraph-rsid="0001cbc4"/>
    </style:style>
    <style:style style:name="P9" style:family="paragraph" style:parent-style-name="Text_20_body">
      <style:text-properties officeooo:rsid="00029e3d" officeooo:paragraph-rsid="00029e3d"/>
    </style:style>
    <style:style style:name="P10" style:family="paragraph" style:parent-style-name="Text_20_body">
      <style:text-properties officeooo:rsid="00029e3d" officeooo:paragraph-rsid="00035454"/>
    </style:style>
    <style:style style:name="P11" style:family="paragraph" style:parent-style-name="Text_20_body">
      <style:text-properties officeooo:paragraph-rsid="00035454"/>
    </style:style>
    <style:style style:name="P12" style:family="paragraph" style:parent-style-name="Text_20_body">
      <style:text-properties officeooo:rsid="00035454" officeooo:paragraph-rsid="00035454"/>
    </style:style>
    <style:style style:name="P13" style:family="paragraph" style:parent-style-name="Text_20_body">
      <style:text-properties officeooo:rsid="00046900" officeooo:paragraph-rsid="00046900"/>
    </style:style>
    <style:style style:name="T1" style:family="text">
      <style:text-properties officeooo:rsid="00002b44"/>
    </style:style>
    <style:style style:name="T2" style:family="text">
      <style:text-properties officeooo:rsid="0001abfa"/>
    </style:style>
    <style:style style:name="T3" style:family="text">
      <style:text-properties officeooo:rsid="0001cbc4"/>
    </style:style>
    <style:style style:name="T4" style:family="text">
      <style:text-properties officeooo:rsid="00035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munication non verbale </text:h>
      <text:h text:style-name="P2" text:outline-level="2"><text:span text:style-name="T1">Introduction </text:span></text:h>
      <text:p text:style-name="P6">a) La comm oral peut prendre deux formes :</text:p>
      <text:p text:style-name="P6">- la comm verbale qui concerne les mots,</text:p>
      <text:p text:style-name="P6">- la comm non verbale qui concerne le corps.</text:p>
      <text:p text:style-name="P6">b) 7 a 8 éléments que recouvre la comm non verbale ?</text:p>
      <text:p text:style-name="P6">Gestuelle, regards, mimiques, vêtements/accessoires, posture, position dans l’espace,<text:span text:style-name="T2">distance/aux autre, </text:span><text:s/>coiffure</text:p>
      <text:p text:style-name="P7">c) Le paraverbal : tonalité, débit , silences (onomatopée)</text:p>
      <text:p text:style-name="P7">d) quand il y a une contradiction entre le verbal et non-verbal, que faut-il croire, les mots ou les gestes ?</text:p>
      <text:p text:style-name="P7">Mieux croire comm non verbal : c’est inconscient (difficile de mentir), énormément de choses a contrôler au niveau du corps (microgestes)</text:p>
      <text:h text:style-name="Heading_20_2" text:outline-level="2" text:is-list-header="true"><text:span text:style-name="T2">Kinésique </text:span></text:h>
      <text:p text:style-name="P7"><text:span text:style-name="T3">a) QUOI ? </text:span>Tout ce qui renvoie a la gestuelle, expression du visage, posture, mimiques</text:p>
      <text:p text:style-name="P8">b) impossible de décrire complètemt la comm kinésique de prsn commquant entre elles ?</text:p>
      <text:p text:style-name="P8">↘ beaucoup trop de mouvements et de micro-mouvements ( mvmt peu perceptibles (clignement des yeux)) </text:p>
      <text:p text:style-name="P8"/>
      <text:h text:style-name="P3" text:outline-level="2">Proxémie </text:h>
      <text:p text:style-name="P8">a) fait référence a la distance des gens par rapport aux autres.</text:p>
      <text:p text:style-name="P8">b) pk on s’assoie pas a côté des gens au cinéma ? </text:p>
      <text:p text:style-name="P8">↘ ca ne se fait pas de pénétrer dans l’espace vitale des gens </text:p>
      <text:p text:style-name="P9">Distance intime, personnelle, sociale, publique.</text:p>
      <text:p text:style-name="P9"/>
      <text:h text:style-name="P4" text:outline-level="2">Habillement </text:h>
      <text:p text:style-name="P9">a) Éléments sur lqls l’habillement de qlq donne des infos sur lui :</text:p>
      <text:p text:style-name="P9">- statut social </text:p>
      <text:p text:style-name="P10">- culture, métiers/profession</text:p>
      <text:p text:style-name="P9">- peut-être la personnalité <text:s/></text:p>
      <text:h text:style-name="P5" text:outline-level="2"><text:soft-page-break/>Silence</text:h>
      <text:p text:style-name="P11"><text:span text:style-name="T4">a) quelles peuvent être les significations du silence dans une discussion :</text:span></text:p>
      <text:p text:style-name="P11">é<text:span text:style-name="T4">coute, respect, concentration, stress/peur, désaccord, incompréhension, aise</text:span></text:p>
      <text:p text:style-name="P12">b) que déduire quant à l’interprétation du silence de qlq ?</text:p>
      <text:p text:style-name="P11"><text:s/><text:span text:style-name="T4">Très compliqué à interpréter en fonction du contexte, peut signifier bcp de choses différentes.</text:span></text:p>
      <text:h text:style-name="P5" text:outline-level="2">Comportement tactile </text:h>
      <text:p text:style-name="P12">Pk le tactile a une importance sociale : </text:p>
      <text:p text:style-name="P13">- hiérarchie sociale (soignant touche soigné pour rassurer mais pas le contraire, prof/élève)</text:p>
      <text:p text:style-name="P13">- proximité avec la personn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4:36:00.584668384</meta:creation-date>
    <dc:date>2024-10-22T15:31:49.764610324</dc:date>
    <meta:editing-duration>PT2M34S</meta:editing-duration>
    <meta:editing-cycles>1</meta:editing-cycles>
    <meta:document-statistic meta:table-count="0" meta:image-count="0" meta:object-count="0" meta:page-count="2" meta:paragraph-count="33" meta:word-count="288" meta:character-count="1799" meta:non-whitespace-character-count="1528"/>
    <meta:generator>LibreOffice/24.2.6.2$Linux_X86_64 LibreOffice_project/8e9a753d9daaea75c34b417ba1bdf556bf2fc5b3</meta:generator>
  </office:meta>
</office:document-meta>
</file>